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ChangeEvent.getOldTab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ChangeEvent.setOldState( Object oldTab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ChangeEvent.TabChangeEvent( UIComponent uiComponent , Integer oldTabIndex , Integer new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ChangeEvent.getNewTab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ChangeEvent.getNe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ChangeEvent.TabChangeEvent( UIComponent uiComponent , Object oldState , Object new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ChangeEvent.processListener( FacesListener faces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ChangeEvent.getOl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ChangeEvent.setNewState( Object newTab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ChangeEvent.isAppropriateListener( FacesListener faces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